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2778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1H30M54.000S" table:style-name="ce9">
            <text:p>11:30:54</text:p>
          </table:table-cell>
          <table:table-cell office:value-type="string" table:style-name="ce12">
            <text:p>Last</text:p>
          </table:table-cell>
          <table:table-cell office:value-type="time" office:time-value="PT11H34M24.000S" table:style-name="ce9">
            <text:p>11:34:24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8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7.599999999999994" table:style-name="ce14">
            <text:p>37.6</text:p>
          </table:table-cell>
          <table:table-cell office:value-type="float" office:value="14.275000000000002" table:style-name="ce14">
            <text:p>14.3</text:p>
          </table:table-cell>
          <table:table-cell office:value-type="float" office:value="1.2500000000000001E-2" table:style-name="ce14">
            <text:p>0.0</text:p>
          </table:table-cell>
          <table:table-cell office:value-type="float" office:value="48.099999999999994" table:style-name="ce14">
            <text:p>48.1</text:p>
          </table:table-cell>
          <table:table-cell office:value-type="float" office:value="51.875" table:style-name="ce14">
            <text:p>5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9.6" table:style-name="ce13">
            <text:p>10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7.5" table:style-name="ce14">
            <text:p>87.5</text:p>
          </table:table-cell>
          <table:table-cell office:value-type="float" office:value="22.9" table:style-name="ce14">
            <text:p>22.9</text:p>
          </table:table-cell>
          <table:table-cell office:value-type="float" office:value="0.1" table:style-name="ce14">
            <text:p>0.1</text:p>
          </table:table-cell>
          <table:table-cell office:value-type="float" office:value="97.7" table:style-name="ce14">
            <text:p>97.7</text:p>
          </table:table-cell>
          <table:table-cell office:value-type="float" office:value="92.9" table:style-name="ce14">
            <text:p>92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6627H32M24.000S" table:style-name="ce9">
            <text:p>11:32:24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3271276595744683" table:style-name="ce14">
            <text:p>2.3</text:p>
          </table:table-cell>
          <table:table-cell office:value-type="float" office:value="1.6042031523642728" table:style-name="ce14">
            <text:p>1.6</text:p>
          </table:table-cell>
          <table:table-cell office:value-type="float" office:value="8" table:style-name="ce14">
            <text:p>8.0</text:p>
          </table:table-cell>
          <table:table-cell office:value-type="float" office:value="2.0311850311850317" table:style-name="ce14">
            <text:p>2.0</text:p>
          </table:table-cell>
          <table:table-cell office:value-type="float" office:value="1.7908433734939759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32.98599999999996" table:style-name="ce13">
            <text:p>2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7-19T00:00:00" table:style-name="ce5">
            <text:p>19-Jul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30.530S" table:style-name="ce6">
            <text:p>00:11: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38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0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913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94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693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25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4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286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7390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4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360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530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865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521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45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7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55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884751 9 241332 550029088 34065 7 5113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30976 5 62931 137412698 5798 7 2772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30450 0 63604 137529212 4361 0 79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14516 4 52784 137524279 4212 0 663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08809 0 62011 137562897 19692 0 88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68480618 52 4373 0 0 0 0 2 0 1 0 0 0 6324 0 392843 64 0 0 0 0 0 0 0 22 0 0 0 0 0 0 0 0 686806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559867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130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41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8356156 0 13960624 882324 59239940 392882 0 4216 2825316 86759 10964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462877525 53820523 <text:s text:c="3"/>0 <text:s text:c="3"/>0 <text:s text:c="3"/>0 <text:s text:c="4"/>0 <text:s text:c="9"/>0 <text:s text:c="8"/>0 3462877525 5382052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82317319 6114182 <text:s text:c="3"/>0 <text:s/>431 <text:s text:c="3"/>0 <text:s text:c="4"/>0 <text:s text:c="9"/>0 <text:s text:c="8"/>0 2148965094 168863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214 15175 888582 296140 374664 2106226 19890760 14759584 0 711564 15091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112 15144 887530 295636 374624 2106226 19890760 14759584 0 711432 15090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08 0 0 0 0 0 408 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37 8640747 21 17 5 54 32050 7918 20 0 1 0 4 2932736 414 4294967295 11931648 12031484 0 0 0 0 0 4096 536946211 4294967295 0 0 0 2 0 0 151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114182 errors:0 dropped:431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68863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82317319 (482.3 MB) <text:s/>TX bytes:2148965094 (2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382052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382052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462877525 (3.4 GB) <text:s/>TX bytes:3462877525 (3.4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8 <text:s text:c="5"/>2852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2.09722in" svg:width="13.02778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52778in" svg:width="13.02778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45.9" table:style-name="ce1">
            <text:p>45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49.1" table:style-name="ce1">
            <text:p>49.1</text:p>
          </table:table-cell>
          <table:table-cell office:value-type="float" office:value="50.8" table:style-name="ce1">
            <text:p>50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87.5" table:style-name="ce1">
            <text:p>87.5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92.9" table:style-name="ce1">
            <text:p>9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33.1" table:style-name="ce1">
            <text:p>33.1</text:p>
          </table:table-cell>
          <table:table-cell office:value-type="float" office:value="20.3" table:style-name="ce1">
            <text:p>20.3</text:p>
          </table:table-cell>
          <table:table-cell office:value-type="float" office:value="0" table:style-name="ce1">
            <text:p>0</text:p>
          </table:table-cell>
          <table:table-cell office:value-type="float" office:value="46.7" table:style-name="ce1">
            <text:p>46.7</text:p>
          </table:table-cell>
          <table:table-cell office:value-type="float" office:value="53.400000000000006" table:style-name="ce1">
            <text:p>5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4.7" table:style-name="ce1">
            <text:p>24.7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52.5" table:style-name="ce1">
            <text:p>52.5</text:p>
          </table:table-cell>
          <table:table-cell office:value-type="float" office:value="47.5" table:style-name="ce1">
            <text:p>47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25.2" table:style-name="ce1">
            <text:p>25.2</text:p>
          </table:table-cell>
          <table:table-cell office:value-type="float" office:value="22.9" table:style-name="ce1">
            <text:p>22.9</text:p>
          </table:table-cell>
          <table:table-cell office:value-type="float" office:value="0" table:style-name="ce1">
            <text:p>0</text:p>
          </table:table-cell>
          <table:table-cell office:value-type="float" office:value="51.9" table:style-name="ce1">
            <text:p>51.9</text:p>
          </table:table-cell>
          <table:table-cell office:value-type="float" office:value="48.099999999999994" table:style-name="ce1">
            <text:p>48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2.4" table:style-name="ce1">
            <text:p>22.4</text:p>
          </table:table-cell>
          <table:table-cell office:value-type="float" office:value="0.1" table:style-name="ce1">
            <text:p>0.1</text:p>
          </table:table-cell>
          <table:table-cell office:value-type="float" office:value="58.9" table:style-name="ce1">
            <text:p>58.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4.2" table:style-name="ce1">
            <text:p>64.2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79.100000000000009" table:style-name="ce1">
            <text:p>7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599999999999994" table:style-name="ce1">
            <text:p>37.6</text:p>
          </table:table-cell>
          <table:table-cell office:value-type="float" office:value="14.275000000000002" table:style-name="ce1">
            <text:p>14.27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48.099999999999994" table:style-name="ce1">
            <text:p>48.1</text:p>
          </table:table-cell>
          <table:table-cell office:value-type="float" office:value="51.875" table:style-name="ce1">
            <text:p>51.875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2778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7.375" table:style-name="ce11">
            <text:p>37.4</text:p>
          </table:table-cell>
          <table:table-cell office:value-type="float" office:value="13.637499999999999" table:style-name="ce11">
            <text:p>13.6</text:p>
          </table:table-cell>
          <table:table-cell office:value-type="float" office:value="0" table:style-name="ce11">
            <text:p>0.0</text:p>
          </table:table-cell>
          <table:table-cell office:value-type="float" office:value="48.974999999999994" table:style-name="ce11">
            <text:p>49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6.362499999999997" table:style-name="ce11">
            <text:p>36.4</text:p>
          </table:table-cell>
          <table:table-cell office:value-type="float" office:value="16.600000000000001" table:style-name="ce11">
            <text:p>16.6</text:p>
          </table:table-cell>
          <table:table-cell office:value-type="float" office:value="0" table:style-name="ce11">
            <text:p>0.0</text:p>
          </table:table-cell>
          <table:table-cell office:value-type="float" office:value="47.025000000000006" table:style-name="ce11">
            <text:p>4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7.962499999999999" table:style-name="ce11">
            <text:p>38.0</text:p>
          </table:table-cell>
          <table:table-cell office:value-type="float" office:value="14.762499999999999" table:style-name="ce11">
            <text:p>14.8</text:p>
          </table:table-cell>
          <table:table-cell office:value-type="float" office:value="2.5000000000000001E-2" table:style-name="ce11">
            <text:p>0.0</text:p>
          </table:table-cell>
          <table:table-cell office:value-type="float" office:value="47.237499999999997" table:style-name="ce11">
            <text:p>4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7.987500000000004" table:style-name="ce11">
            <text:p>38.0</text:p>
          </table:table-cell>
          <table:table-cell office:value-type="float" office:value="11.799999999999999" table:style-name="ce11">
            <text:p>11.8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50.162500000000001" table:style-name="ce11">
            <text:p>50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2.09722in" svg:width="13.02778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52778in" svg:width="13.02778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0" table:style-name="ce1">
            <text:p>0</text:p>
          </table:table-cell>
          <table:table-cell office:value-type="float" office:value="667.2" table:style-name="ce1">
            <text:p>667.2</text:p>
          </table:table-cell>
          <table:table-cell office:value-type="float" office:value="8.8000000000000007" table:style-name="ce1">
            <text:p>8.8</text:p>
          </table:table-cell>
          <table:table-cell table:number-columns-repeated="16380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0" table:style-name="ce1">
            <text:p>0</text:p>
          </table:table-cell>
          <table:table-cell office:value-type="float" office:value="3292.8" table:style-name="ce1">
            <text:p>3292.8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0" table:style-name="ce1">
            <text:p>0</text:p>
          </table:table-cell>
          <table:table-cell office:value-type="float" office:value="344" table:style-name="ce1">
            <text:p>34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0" table:style-name="ce1">
            <text:p>0</text:p>
          </table:table-cell>
          <table:table-cell office:value-type="float" office:value="1078.4000000000001" table:style-name="ce1">
            <text:p>1078.4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0" table:style-name="ce1">
            <text:p>0</text:p>
          </table:table-cell>
          <table:table-cell office:value-type="float" office:value="1275.2" table:style-name="ce1">
            <text:p>1275.2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0" table:style-name="ce1">
            <text:p>0</text:p>
          </table:table-cell>
          <table:table-cell office:value-type="float" office:value="1073.5999999999999" table:style-name="ce1">
            <text:p>1073.6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970.77499999999986" table:formula="msoxl:=AVERAGE(C2:C9)" table:style-name="ce8">
            <text:p>970.8</text:p>
          </table:table-cell>
          <table:table-cell office:value-type="float" office:value="5.8" table:formula="msoxl:=AVERAGE(D2:D9)" table:style-name="ce8">
            <text:p>5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1005.603053616956" table:formula="msoxl:=IF(C11=0,0,MAX(SUMPRODUCT(C2:C9,C2:C9)/SUM(C2:C9)-C11,0))" table:style-name="ce8">
            <text:p>1005.6</text:p>
          </table:table-cell>
          <table:table-cell office:value-type="float" office:value="1.9431034482758633" table:formula="msoxl:=IF(D11=0,0,MAX(SUMPRODUCT(D2:D9,D2:D9)/SUM(D2:D9)-D11,0))" table:style-name="ce8">
            <text:p>1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1316.4219463830445" table:formula="msoxl:=ABS(MAX(C2:C9)-C11-C12)" table:style-name="ce8">
            <text:p>1316.4</text:p>
          </table:table-cell>
          <table:table-cell office:value-type="float" office:value="1.8568965517241365" table:formula="msoxl:=ABS(MAX(D2:D9)-D11-D12)" table:style-name="ce8">
            <text:p>1.9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2.09722in" svg:width="13.02778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52778in" svg:width="13.02778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29.1" table:style-name="ce1">
            <text:p>29.1</text:p>
          </table:table-cell>
          <table:table-cell office:value-type="float" office:value="29.1" table:style-name="ce1">
            <text:p>2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.2" table:style-name="ce1">
            <text:p>58.2</text:p>
          </table:table-cell>
          <table:table-cell table:number-columns-repeated="1612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.80000000000001" table:style-name="ce1">
            <text:p>152.8</text:p>
          </table:table-cell>
          <table:table-cell table:number-columns-repeated="1612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340.7" table:style-name="ce1">
            <text:p>340.7</text:p>
          </table:table-cell>
          <table:table-cell office:value-type="float" office:value="340.7" table:style-name="ce1">
            <text:p>34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1.4" table:style-name="ce1">
            <text:p>681.4</text:p>
          </table:table-cell>
          <table:table-cell table:number-columns-repeated="1612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78.2" table:style-name="ce1">
            <text:p>78.2</text:p>
          </table:table-cell>
          <table:table-cell office:value-type="float" office:value="78.2" table:style-name="ce1">
            <text:p>7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6.4" table:style-name="ce1">
            <text:p>156.4</text:p>
          </table:table-cell>
          <table:table-cell table:number-columns-repeated="1612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3.60000000000002" table:style-name="ce1">
            <text:p>323.6</text:p>
          </table:table-cell>
          <table:table-cell table:number-columns-repeated="1612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72.3" table:style-name="ce1">
            <text:p>172.3</text:p>
          </table:table-cell>
          <table:table-cell office:value-type="float" office:value="172.3" table:style-name="ce1">
            <text:p>17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4.6" table:style-name="ce1">
            <text:p>344.6</text:p>
          </table:table-cell>
          <table:table-cell table:number-columns-repeated="1612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127.8" table:style-name="ce1">
            <text:p>127.8</text:p>
          </table:table-cell>
          <table:table-cell office:value-type="float" office:value="127.8" table:style-name="ce1">
            <text:p>12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5.6" table:style-name="ce1">
            <text:p>25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3.28749999999999" table:formula="msoxl:=AVERAGE(B2:B9)" table:style-name="ce8">
            <text:p>123.3</text:p>
          </table:table-cell>
          <table:table-cell office:value-type="float" office:value="123.28749999999999" table:formula="msoxl:=AVERAGE(C2:C9)" table:style-name="ce8">
            <text:p>123.3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0.580359677582891" table:formula="msoxl:=IF(B11=0,0,MAX(SUMPRODUCT(B2:B9,B2:B9)/SUM(B2:B9)-B11,0))" table:style-name="ce8">
            <text:p>80.6</text:p>
          </table:table-cell>
          <table:table-cell office:value-type="float" office:value="80.580359677582891" table:formula="msoxl:=IF(C11=0,0,MAX(SUMPRODUCT(C2:C9,C2:C9)/SUM(C2:C9)-C11,0))" table:style-name="ce8">
            <text:p>80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6.8321403224171" table:formula="msoxl:=ABS(MAX(B2:B9)-B11-B12)" table:style-name="ce8">
            <text:p>136.8</text:p>
          </table:table-cell>
          <table:table-cell office:value-type="float" office:value="136.8321403224171" table:formula="msoxl:=ABS(MAX(C2:C9)-C11-C12)" table:style-name="ce8">
            <text:p>136.8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03.86785967758289" table:formula="msoxl:=B11+ B12" table:style-name="ce8">
            <text:p>203.9</text:p>
          </table:table-cell>
          <table:table-cell office:value-type="float" office:value="203.86785967758289" table:formula="msoxl:=C11+ C12" table:style-name="ce8">
            <text:p>203.9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2.09722in" svg:width="13.02778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52778in" svg:width="13.02778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2.5" table:style-name="ce1">
            <text:p>2.5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0999999999999996" table:style-name="ce1">
            <text:p>5.1</text:p>
          </table:table-cell>
          <table:table-cell table:number-columns-repeated="1612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9" table:style-name="ce1">
            <text:p>5.9</text:p>
          </table:table-cell>
          <table:table-cell table:number-columns-repeated="1612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5" table:formula="msoxl:=AVERAGE(B2:B9)" table:style-name="ce8">
            <text:p>1.7</text:p>
          </table:table-cell>
          <table:table-cell office:value-type="float" office:value="1.6500000000000001" table:formula="msoxl:=AVERAGE(C2:C9)" table:style-name="ce8">
            <text:p>1.7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5606060606060668" table:formula="msoxl:=IF(B11=0,0,MAX(SUMPRODUCT(B2:B9,B2:B9)/SUM(B2:B9)-B11,0))" table:style-name="ce8">
            <text:p>0.7</text:p>
          </table:table-cell>
          <table:table-cell office:value-type="float" office:value="0.65000000000000013" table:formula="msoxl:=IF(C11=0,0,MAX(SUMPRODUCT(C2:C9,C2:C9)/SUM(C2:C9)-C11,0))" table:style-name="ce8">
            <text:p>0.7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939393939393935" table:formula="msoxl:=ABS(MAX(B2:B9)-B11-B12)" table:style-name="ce8">
            <text:p>0.8</text:p>
          </table:table-cell>
          <table:table-cell office:value-type="float" office:value="0.79999999999999982" table:formula="msoxl:=ABS(MAX(C2:C9)-C11-C12)" table:style-name="ce8">
            <text:p>0.8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3060606060606066" table:formula="msoxl:=B11+ B12" table:style-name="ce8">
            <text:p>2.3</text:p>
          </table:table-cell>
          <table:table-cell office:value-type="float" office:value="2.3000000000000003" table:formula="msoxl:=C11+ C12" table:style-name="ce8">
            <text:p>2.3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2.09722in" svg:width="13.02778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52778in" svg:width="13.02778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2.09722in" svg:width="13.02778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52778in" svg:width="13.02778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17.5" table:style-name="ce1">
            <text:p>17.5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" table:style-name="ce1">
            <text:p>35</text:p>
          </table:table-cell>
          <table:table-cell table:number-columns-repeated="1612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333.6" table:style-name="ce1">
            <text:p>333.6</text:p>
          </table:table-cell>
          <table:table-cell office:value-type="float" office:value="333.6" table:style-name="ce1">
            <text:p>33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7.2" table:style-name="ce1">
            <text:p>667.2</text:p>
          </table:table-cell>
          <table:table-cell table:number-columns-repeated="1612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1646.4" table:style-name="ce1">
            <text:p>1646.4</text:p>
          </table:table-cell>
          <table:table-cell office:value-type="float" office:value="1646.4" table:style-name="ce1">
            <text:p>164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92.8" table:style-name="ce1">
            <text:p>3292.8</text:p>
          </table:table-cell>
          <table:table-cell table:number-columns-repeated="1612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4" table:style-name="ce1">
            <text:p>344</text:p>
          </table:table-cell>
          <table:table-cell table:number-columns-repeated="1612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539.20000000000005" table:style-name="ce1">
            <text:p>539.2</text:p>
          </table:table-cell>
          <table:table-cell office:value-type="float" office:value="539.20000000000005" table:style-name="ce1">
            <text:p>53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78.4000000000001" table:style-name="ce1">
            <text:p>1078.4</text:p>
          </table:table-cell>
          <table:table-cell table:number-columns-repeated="1612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637.6" table:style-name="ce1">
            <text:p>637.6</text:p>
          </table:table-cell>
          <table:table-cell office:value-type="float" office:value="637.6" table:style-name="ce1">
            <text:p>63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5.2" table:style-name="ce1">
            <text:p>1275.2</text:p>
          </table:table-cell>
          <table:table-cell table:number-columns-repeated="1612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536.79999999999995" table:style-name="ce1">
            <text:p>536.8</text:p>
          </table:table-cell>
          <table:table-cell office:value-type="float" office:value="536.79999999999995" table:style-name="ce1">
            <text:p>53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73.5999999999999" table:style-name="ce1">
            <text:p>1073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85.38749999999993" table:formula="msoxl:=AVERAGE(B2:B9)" table:style-name="ce8">
            <text:p>485.4</text:p>
          </table:table-cell>
          <table:table-cell office:value-type="float" office:value="485.38749999999993" table:formula="msoxl:=AVERAGE(C2:C9)" table:style-name="ce8">
            <text:p>485.4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02.801526808478" table:formula="msoxl:=IF(B11=0,0,MAX(SUMPRODUCT(B2:B9,B2:B9)/SUM(B2:B9)-B11,0))" table:style-name="ce8">
            <text:p>502.8</text:p>
          </table:table-cell>
          <table:table-cell office:value-type="float" office:value="502.801526808478" table:formula="msoxl:=IF(C11=0,0,MAX(SUMPRODUCT(C2:C9,C2:C9)/SUM(C2:C9)-C11,0))" table:style-name="ce8">
            <text:p>502.8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58.21097319152227" table:formula="msoxl:=ABS(MAX(B2:B9)-B11-B12)" table:style-name="ce8">
            <text:p>658.2</text:p>
          </table:table-cell>
          <table:table-cell office:value-type="float" office:value="658.21097319152227" table:formula="msoxl:=ABS(MAX(C2:C9)-C11-C12)" table:style-name="ce8">
            <text:p>658.2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88.18902680847793" table:formula="msoxl:=B11+ B12" table:style-name="ce8">
            <text:p>988.2</text:p>
          </table:table-cell>
          <table:table-cell office:value-type="float" office:value="988.18902680847793" table:formula="msoxl:=C11+ C12" table:style-name="ce8">
            <text:p>988.2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2.09722in" svg:width="13.02778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52778in" svg:width="13.02778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9" table:formula="msoxl:=AVERAGE(B2:B9)" table:style-name="ce8">
            <text:p>2.9</text:p>
          </table:table-cell>
          <table:table-cell office:value-type="float" office:value="2.9" table:formula="msoxl:=AVERAGE(C2:C9)" table:style-name="ce8">
            <text:p>2.9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97155172413793167" table:formula="msoxl:=IF(B11=0,0,MAX(SUMPRODUCT(B2:B9,B2:B9)/SUM(B2:B9)-B11,0))" table:style-name="ce8">
            <text:p>1.0</text:p>
          </table:table-cell>
          <table:table-cell office:value-type="float" office:value="0.97155172413793167" table:formula="msoxl:=IF(C11=0,0,MAX(SUMPRODUCT(C2:C9,C2:C9)/SUM(C2:C9)-C11,0))" table:style-name="ce8">
            <text:p>1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92844827586206824" table:formula="msoxl:=ABS(MAX(B2:B9)-B11-B12)" table:style-name="ce8">
            <text:p>0.9</text:p>
          </table:table-cell>
          <table:table-cell office:value-type="float" office:value="0.92844827586206824" table:formula="msoxl:=ABS(MAX(C2:C9)-C11-C12)" table:style-name="ce8">
            <text:p>0.9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8715517241379316" table:formula="msoxl:=B11+ B12" table:style-name="ce8">
            <text:p>3.9</text:p>
          </table:table-cell>
          <table:table-cell office:value-type="float" office:value="3.8715517241379316" table:formula="msoxl:=C11+ C12" table:style-name="ce8">
            <text:p>3.9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2.09722in" svg:width="13.02778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162499999999994" table:formula="msoxl:=AVERAGE(B2:B9)" table:style-name="ce8">
            <text:p>58.2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008381689341263E-3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3629916183107014" table:formula="msoxl:=ABS(MAX(B2:B9)-B11-B12)" table:style-name="ce8">
            <text:p>0.2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2.09722in" svg:width="13.02778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52778in" svg:width="13.02778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98.3999999999996" table:style-name="ce1">
            <text:p>4798.4</text:p>
          </table:table-cell>
          <table:table-cell office:value-type="float" office:value="4258.2" table:style-name="ce1">
            <text:p>4258.2</text:p>
          </table:table-cell>
          <table:table-cell office:value-type="float" office:value="540.20000000000005" table:style-name="ce1">
            <text:p>540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1.3" table:style-name="ce1">
            <text:p>751.3</text:p>
          </table:table-cell>
          <table:table-cell office:value-type="float" office:value="1978.2" table:style-name="ce1">
            <text:p>1978.2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19.2" table:style-name="ce1">
            <text:p>219.2</text:p>
          </table:table-cell>
          <table:table-cell table:number-columns-repeated="1636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28.3" table:style-name="ce1">
            <text:p>4728.3</text:p>
          </table:table-cell>
          <table:table-cell office:value-type="float" office:value="4189.8" table:style-name="ce1">
            <text:p>4189.8</text:p>
          </table:table-cell>
          <table:table-cell office:value-type="float" office:value="538.5" table:style-name="ce1">
            <text:p>53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0.3" table:style-name="ce1">
            <text:p>760.3</text:p>
          </table:table-cell>
          <table:table-cell office:value-type="float" office:value="2039.7" table:style-name="ce1">
            <text:p>2039.7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27.2" table:style-name="ce1">
            <text:p>227.2</text:p>
          </table:table-cell>
          <table:table-cell table:number-columns-repeated="1636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8" table:style-name="ce1">
            <text:p>4518</text:p>
          </table:table-cell>
          <table:table-cell office:value-type="float" office:value="3980.2" table:style-name="ce1">
            <text:p>3980.2</text:p>
          </table:table-cell>
          <table:table-cell office:value-type="float" office:value="537.79999999999995" table:style-name="ce1">
            <text:p>53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3.8" table:style-name="ce1">
            <text:p>793.8</text:p>
          </table:table-cell>
          <table:table-cell office:value-type="float" office:value="2234.6999999999998" table:style-name="ce1">
            <text:p>2234.7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41.7" table:style-name="ce1">
            <text:p>241.7</text:p>
          </table:table-cell>
          <table:table-cell table:number-columns-repeated="1636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9.2" table:style-name="ce1">
            <text:p>4499.2</text:p>
          </table:table-cell>
          <table:table-cell office:value-type="float" office:value="3961.8" table:style-name="ce1">
            <text:p>3961.8</text:p>
          </table:table-cell>
          <table:table-cell office:value-type="float" office:value="537.4" table:style-name="ce1">
            <text:p>53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1.1" table:style-name="ce1">
            <text:p>801.1</text:p>
          </table:table-cell>
          <table:table-cell office:value-type="float" office:value="2262.8000000000002" table:style-name="ce1">
            <text:p>2262.8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30.9" table:style-name="ce1">
            <text:p>230.9</text:p>
          </table:table-cell>
          <table:table-cell table:number-columns-repeated="1636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5.5" table:style-name="ce1">
            <text:p>4495.5</text:p>
          </table:table-cell>
          <table:table-cell office:value-type="float" office:value="3960" table:style-name="ce1">
            <text:p>3960</text:p>
          </table:table-cell>
          <table:table-cell office:value-type="float" office:value="535.6" table:style-name="ce1">
            <text:p>535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2.4" table:style-name="ce1">
            <text:p>802.4</text:p>
          </table:table-cell>
          <table:table-cell office:value-type="float" office:value="2264.6" table:style-name="ce1">
            <text:p>2264.6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30.9" table:style-name="ce1">
            <text:p>230.9</text:p>
          </table:table-cell>
          <table:table-cell table:number-columns-repeated="1636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7" table:style-name="ce1">
            <text:p>4497</text:p>
          </table:table-cell>
          <table:table-cell office:value-type="float" office:value="3959.5" table:style-name="ce1">
            <text:p>3959.5</text:p>
          </table:table-cell>
          <table:table-cell office:value-type="float" office:value="537.5" table:style-name="ce1">
            <text:p>53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3.6" table:style-name="ce1">
            <text:p>803.6</text:p>
          </table:table-cell>
          <table:table-cell office:value-type="float" office:value="2265.4" table:style-name="ce1">
            <text:p>2265.4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31.8" table:style-name="ce1">
            <text:p>231.8</text:p>
          </table:table-cell>
          <table:table-cell table:number-columns-repeated="1636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33.5" table:style-name="ce1">
            <text:p>4533.5</text:p>
          </table:table-cell>
          <table:table-cell office:value-type="float" office:value="3995.9" table:style-name="ce1">
            <text:p>3995.9</text:p>
          </table:table-cell>
          <table:table-cell office:value-type="float" office:value="537.6" table:style-name="ce1">
            <text:p>537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3.2" table:style-name="ce1">
            <text:p>793.2</text:p>
          </table:table-cell>
          <table:table-cell office:value-type="float" office:value="2228.4" table:style-name="ce1">
            <text:p>2228.4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30.7" table:style-name="ce1">
            <text:p>230.7</text:p>
          </table:table-cell>
          <table:table-cell table:number-columns-repeated="1636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1.1000000000004" table:style-name="ce1">
            <text:p>4561.1</text:p>
          </table:table-cell>
          <table:table-cell office:value-type="float" office:value="4023.1" table:style-name="ce1">
            <text:p>4023.1</text:p>
          </table:table-cell>
          <table:table-cell office:value-type="float" office:value="538" table:style-name="ce1">
            <text:p>53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3.5" table:style-name="ce1">
            <text:p>763.5</text:p>
          </table:table-cell>
          <table:table-cell office:value-type="float" office:value="2205.6" table:style-name="ce1">
            <text:p>2205.6</text:p>
          </table:table-cell>
          <table:table-cell office:value-type="float" office:value="-1" table:style-name="ce1">
            <text:p>-1</text:p>
          </table:table-cell>
          <table:table-cell office:value-type="float" office:value="189.7" table:style-name="ce1">
            <text:p>189.7</text:p>
          </table:table-cell>
          <table:table-cell office:value-type="float" office:value="0" table:style-name="ce1">
            <text:p>0</text:p>
          </table:table-cell>
          <table:table-cell office:value-type="float" office:value="226.1" table:style-name="ce1">
            <text:p>226.1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2.09722in" svg:width="13.02778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52778in" svg:width="13.02778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95833in" svg:width="13.02778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3202.5" table:style-name="ce1">
            <text:p>3202.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3202.5" table:style-name="ce1">
            <text:p>3202.5</text:p>
          </table:table-cell>
          <table:table-cell office:value-type="float" office:value="218.8" table:style-name="ce1">
            <text:p>218.8</text:p>
          </table:table-cell>
          <table:table-cell office:value-type="float" office:value="6405" table:style-name="ce1">
            <text:p>6405</text:p>
          </table:table-cell>
          <table:table-cell office:value-type="float" office:value="236.20000000000002" table:style-name="ce1">
            <text:p>236.2</text:p>
          </table:table-cell>
          <table:table-cell office:value-type="float" office:value="3219.9" table:style-name="ce1">
            <text:p>3219.9</text:p>
          </table:table-cell>
          <table:table-cell office:value-type="float" office:value="-3421.3" table:style-name="ce1">
            <text:p>-3421.3</text:p>
          </table:table-cell>
          <table:table-cell table:number-columns-repeated="16375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3018.8" table:style-name="ce1">
            <text:p>3018.8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3018.8" table:style-name="ce1">
            <text:p>3018.8</text:p>
          </table:table-cell>
          <table:table-cell office:value-type="float" office:value="1000.4" table:style-name="ce1">
            <text:p>1000.4</text:p>
          </table:table-cell>
          <table:table-cell office:value-type="float" office:value="6037.6" table:style-name="ce1">
            <text:p>6037.6</text:p>
          </table:table-cell>
          <table:table-cell office:value-type="float" office:value="1019.8" table:style-name="ce1">
            <text:p>1019.8</text:p>
          </table:table-cell>
          <table:table-cell office:value-type="float" office:value="3038.2000000000003" table:style-name="ce1">
            <text:p>3038.2</text:p>
          </table:table-cell>
          <table:table-cell office:value-type="float" office:value="-4019.2000000000003" table:style-name="ce1">
            <text:p>-4019.2</text:p>
          </table:table-cell>
          <table:table-cell table:number-columns-repeated="16375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1664.4" table:style-name="ce1">
            <text:p>1664.4</text:p>
          </table:table-cell>
          <table:table-cell office:value-type="float" office:value="7.5" table:style-name="ce1">
            <text:p>7.5</text:p>
          </table:table-cell>
          <table:table-cell office:value-type="float" office:value="1664.4" table:style-name="ce1">
            <text:p>1664.4</text:p>
          </table:table-cell>
          <table:table-cell office:value-type="float" office:value="184.1" table:style-name="ce1">
            <text:p>184.1</text:p>
          </table:table-cell>
          <table:table-cell office:value-type="float" office:value="3328.8" table:style-name="ce1">
            <text:p>3328.8</text:p>
          </table:table-cell>
          <table:table-cell office:value-type="float" office:value="191.6" table:style-name="ce1">
            <text:p>191.6</text:p>
          </table:table-cell>
          <table:table-cell office:value-type="float" office:value="1671.9" table:style-name="ce1">
            <text:p>1671.9</text:p>
          </table:table-cell>
          <table:table-cell office:value-type="float" office:value="-1848.5" table:style-name="ce1">
            <text:p>-1848.5</text:p>
          </table:table-cell>
          <table:table-cell table:number-columns-repeated="16375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845.1" table:style-name="ce1">
            <text:p>2845.1</text:p>
          </table:table-cell>
          <table:table-cell office:value-type="float" office:value="11.3" table:style-name="ce1">
            <text:p>11.3</text:p>
          </table:table-cell>
          <table:table-cell office:value-type="float" office:value="2845.1" table:style-name="ce1">
            <text:p>2845.1</text:p>
          </table:table-cell>
          <table:table-cell office:value-type="float" office:value="221.1" table:style-name="ce1">
            <text:p>221.1</text:p>
          </table:table-cell>
          <table:table-cell office:value-type="float" office:value="5690.2" table:style-name="ce1">
            <text:p>5690.2</text:p>
          </table:table-cell>
          <table:table-cell office:value-type="float" office:value="232.4" table:style-name="ce1">
            <text:p>232.4</text:p>
          </table:table-cell>
          <table:table-cell office:value-type="float" office:value="2856.4" table:style-name="ce1">
            <text:p>2856.4</text:p>
          </table:table-cell>
          <table:table-cell office:value-type="float" office:value="-3066.2" table:style-name="ce1">
            <text:p>-3066.2</text:p>
          </table:table-cell>
          <table:table-cell table:number-columns-repeated="16375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2733.6" table:style-name="ce1">
            <text:p>2733.6</text:p>
          </table:table-cell>
          <table:table-cell office:value-type="float" office:value="13.6" table:style-name="ce1">
            <text:p>13.6</text:p>
          </table:table-cell>
          <table:table-cell office:value-type="float" office:value="2733.6" table:style-name="ce1">
            <text:p>2733.6</text:p>
          </table:table-cell>
          <table:table-cell office:value-type="float" office:value="331.6" table:style-name="ce1">
            <text:p>331.6</text:p>
          </table:table-cell>
          <table:table-cell office:value-type="float" office:value="5467.2" table:style-name="ce1">
            <text:p>5467.2</text:p>
          </table:table-cell>
          <table:table-cell office:value-type="float" office:value="345.20000000000005" table:style-name="ce1">
            <text:p>345.2</text:p>
          </table:table-cell>
          <table:table-cell office:value-type="float" office:value="2747.2" table:style-name="ce1">
            <text:p>2747.2</text:p>
          </table:table-cell>
          <table:table-cell office:value-type="float" office:value="-3065.2" table:style-name="ce1">
            <text:p>-3065.2</text:p>
          </table:table-cell>
          <table:table-cell table:number-columns-repeated="16375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880.6" table:style-name="ce1">
            <text:p>1880.6</text:p>
          </table:table-cell>
          <table:table-cell office:value-type="float" office:value="11.3" table:style-name="ce1">
            <text:p>11.3</text:p>
          </table:table-cell>
          <table:table-cell office:value-type="float" office:value="1880.6" table:style-name="ce1">
            <text:p>1880.6</text:p>
          </table:table-cell>
          <table:table-cell office:value-type="float" office:value="110.7" table:style-name="ce1">
            <text:p>110.7</text:p>
          </table:table-cell>
          <table:table-cell office:value-type="float" office:value="3761.2" table:style-name="ce1">
            <text:p>3761.2</text:p>
          </table:table-cell>
          <table:table-cell office:value-type="float" office:value="122" table:style-name="ce1">
            <text:p>122</text:p>
          </table:table-cell>
          <table:table-cell office:value-type="float" office:value="1891.8999999999999" table:style-name="ce1">
            <text:p>1891.9</text:p>
          </table:table-cell>
          <table:table-cell office:value-type="float" office:value="-1991.3" table:style-name="ce1">
            <text:p>-1991.3</text:p>
          </table:table-cell>
          <table:table-cell table:number-columns-repeated="16375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714.1" table:style-name="ce1">
            <text:p>6714.1</text:p>
          </table:table-cell>
          <table:table-cell office:value-type="float" office:value="23.9" table:style-name="ce1">
            <text:p>23.9</text:p>
          </table:table-cell>
          <table:table-cell office:value-type="float" office:value="6714.1" table:style-name="ce1">
            <text:p>6714.1</text:p>
          </table:table-cell>
          <table:table-cell office:value-type="float" office:value="687.4" table:style-name="ce1">
            <text:p>687.4</text:p>
          </table:table-cell>
          <table:table-cell office:value-type="float" office:value="13428.2" table:style-name="ce1">
            <text:p>13428.2</text:p>
          </table:table-cell>
          <table:table-cell office:value-type="float" office:value="711.3" table:style-name="ce1">
            <text:p>711.3</text:p>
          </table:table-cell>
          <table:table-cell office:value-type="float" office:value="6738" table:style-name="ce1">
            <text:p>6738</text:p>
          </table:table-cell>
          <table:table-cell office:value-type="float" office:value="-7401.5" table:style-name="ce1">
            <text:p>-7401.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757.3875000000003" table:formula="msoxl:=AVERAGE(B2:B9)" table:style-name="ce8">
            <text:p>2757.4</text:p>
          </table:table-cell>
          <table:table-cell office:value-type="float" office:value="13.149999999999999" table:formula="msoxl:=AVERAGE(C2:C9)" table:style-name="ce8">
            <text:p>13.2</text:p>
          </table:table-cell>
          <table:table-cell office:value-type="float" office:value="2757.3875000000003" table:formula="msoxl:=AVERAGE(D2:D9)" table:style-name="ce8">
            <text:p>2757.4</text:p>
          </table:table-cell>
          <table:table-cell office:value-type="float" office:value="344.28749999999997" table:formula="msoxl:=AVERAGE(E2:E9)" table:style-name="ce8">
            <text:p>344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55.8431027897777" table:formula="msoxl:=IF(B11=0,0,MAX(SUMPRODUCT(B2:B9,B2:B9)/SUM(B2:B9)-B11,0))" table:style-name="ce8">
            <text:p>1155.8</text:p>
          </table:table-cell>
          <table:table-cell office:value-type="float" office:value="3.4617870722433501" table:formula="msoxl:=IF(C11=0,0,MAX(SUMPRODUCT(C2:C9,C2:C9)/SUM(C2:C9)-C11,0))" table:style-name="ce8">
            <text:p>3.5</text:p>
          </table:table-cell>
          <table:table-cell office:value-type="float" office:value="1155.8431027897777" table:formula="msoxl:=IF(D11=0,0,MAX(SUMPRODUCT(D2:D9,D2:D9)/SUM(D2:D9)-D11,0))" table:style-name="ce8">
            <text:p>1155.8</text:p>
          </table:table-cell>
          <table:table-cell office:value-type="float" office:value="282.43561295065905" table:formula="msoxl:=IF(E11=0,0,MAX(SUMPRODUCT(E2:E9,E2:E9)/SUM(E2:E9)-E11,0))" table:style-name="ce8">
            <text:p>282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00.8693972102224" table:formula="msoxl:=ABS(MAX(B2:B9)-B11-B12)" table:style-name="ce8">
            <text:p>2800.9</text:p>
          </table:table-cell>
          <table:table-cell office:value-type="float" office:value="7.2882129277566499" table:formula="msoxl:=ABS(MAX(C2:C9)-C11-C12)" table:style-name="ce8">
            <text:p>7.3</text:p>
          </table:table-cell>
          <table:table-cell office:value-type="float" office:value="2800.8693972102224" table:formula="msoxl:=ABS(MAX(D2:D9)-D11-D12)" table:style-name="ce8">
            <text:p>2800.9</text:p>
          </table:table-cell>
          <table:table-cell office:value-type="float" office:value="373.67688704934091" table:formula="msoxl:=ABS(MAX(E2:E9)-E11-E12)" table:style-name="ce8">
            <text:p>373.7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2.09722in" svg:width="13.02778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52778in" svg:width="13.02778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10233.6" table:style-name="ce1">
            <text:p>10233.6</text:p>
          </table:table-cell>
          <table:table-cell office:value-type="float" office:value="98.2" table:style-name="ce1">
            <text:p>98.2</text:p>
          </table:table-cell>
          <table:table-cell office:value-type="float" office:value="10233.6" table:style-name="ce1">
            <text:p>10233.6</text:p>
          </table:table-cell>
          <table:table-cell office:value-type="float" office:value="197.8" table:style-name="ce1">
            <text:p>197.8</text:p>
          </table:table-cell>
          <table:table-cell table:number-columns-repeated="16379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10304.5" table:style-name="ce1">
            <text:p>10304.5</text:p>
          </table:table-cell>
          <table:table-cell office:value-type="float" office:value="287.89999999999998" table:style-name="ce1">
            <text:p>287.9</text:p>
          </table:table-cell>
          <table:table-cell office:value-type="float" office:value="10304.5" table:style-name="ce1">
            <text:p>10304.5</text:p>
          </table:table-cell>
          <table:table-cell office:value-type="float" office:value="715.7" table:style-name="ce1">
            <text:p>715.7</text:p>
          </table:table-cell>
          <table:table-cell table:number-columns-repeated="16379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5543.9" table:style-name="ce1">
            <text:p>5543.9</text:p>
          </table:table-cell>
          <table:table-cell office:value-type="float" office:value="63.6" table:style-name="ce1">
            <text:p>63.6</text:p>
          </table:table-cell>
          <table:table-cell office:value-type="float" office:value="5543.9" table:style-name="ce1">
            <text:p>5543.9</text:p>
          </table:table-cell>
          <table:table-cell office:value-type="float" office:value="143.5" table:style-name="ce1">
            <text:p>143.5</text:p>
          </table:table-cell>
          <table:table-cell table:number-columns-repeated="16379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9371.6" table:style-name="ce1">
            <text:p>9371.6</text:p>
          </table:table-cell>
          <table:table-cell office:value-type="float" office:value="83.5" table:style-name="ce1">
            <text:p>83.5</text:p>
          </table:table-cell>
          <table:table-cell office:value-type="float" office:value="9371.6" table:style-name="ce1">
            <text:p>9371.6</text:p>
          </table:table-cell>
          <table:table-cell office:value-type="float" office:value="177.8" table:style-name="ce1">
            <text:p>177.8</text:p>
          </table:table-cell>
          <table:table-cell table:number-columns-repeated="16379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9197" table:style-name="ce1">
            <text:p>9197</text:p>
          </table:table-cell>
          <table:table-cell office:value-type="float" office:value="114.1" table:style-name="ce1">
            <text:p>114.1</text:p>
          </table:table-cell>
          <table:table-cell office:value-type="float" office:value="9197" table:style-name="ce1">
            <text:p>9197</text:p>
          </table:table-cell>
          <table:table-cell office:value-type="float" office:value="256.5" table:style-name="ce1">
            <text:p>256.5</text:p>
          </table:table-cell>
          <table:table-cell table:number-columns-repeated="16379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6270.7" table:style-name="ce1">
            <text:p>6270.7</text:p>
          </table:table-cell>
          <table:table-cell office:value-type="float" office:value="61" table:style-name="ce1">
            <text:p>61</text:p>
          </table:table-cell>
          <table:table-cell office:value-type="float" office:value="6270.7" table:style-name="ce1">
            <text:p>6270.7</text:p>
          </table:table-cell>
          <table:table-cell office:value-type="float" office:value="105.2" table:style-name="ce1">
            <text:p>105.2</text:p>
          </table:table-cell>
          <table:table-cell table:number-columns-repeated="16379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22237.3" table:style-name="ce1">
            <text:p>22237.3</text:p>
          </table:table-cell>
          <table:table-cell office:value-type="float" office:value="222.6" table:style-name="ce1">
            <text:p>222.6</text:p>
          </table:table-cell>
          <table:table-cell office:value-type="float" office:value="22237.3" table:style-name="ce1">
            <text:p>22237.3</text:p>
          </table:table-cell>
          <table:table-cell office:value-type="float" office:value="520.1" table:style-name="ce1">
            <text:p>520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144.8249999999989" table:formula="msoxl:=AVERAGE(B2:B9)" table:style-name="ce8">
            <text:p>9144.8</text:p>
          </table:table-cell>
          <table:table-cell office:value-type="float" office:value="118.52500000000001" table:formula="msoxl:=AVERAGE(C2:C9)" table:style-name="ce8">
            <text:p>118.5</text:p>
          </table:table-cell>
          <table:table-cell office:value-type="float" office:value="9144.8249999999989" table:formula="msoxl:=AVERAGE(D2:D9)" table:style-name="ce8">
            <text:p>9144.8</text:p>
          </table:table-cell>
          <table:table-cell office:value-type="float" office:value="264.6875" table:formula="msoxl:=AVERAGE(E2:E9)" table:style-name="ce8">
            <text:p>26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11.6148684501914" table:formula="msoxl:=IF(B11=0,0,MAX(SUMPRODUCT(B2:B9,B2:B9)/SUM(B2:B9)-B11,0))" table:style-name="ce8">
            <text:p>3811.6</text:p>
          </table:table-cell>
          <table:table-cell office:value-type="float" office:value="60.906259228010924" table:formula="msoxl:=IF(C11=0,0,MAX(SUMPRODUCT(C2:C9,C2:C9)/SUM(C2:C9)-C11,0))" table:style-name="ce8">
            <text:p>60.9</text:p>
          </table:table-cell>
          <table:table-cell office:value-type="float" office:value="3811.6148684501914" table:formula="msoxl:=IF(D11=0,0,MAX(SUMPRODUCT(D2:D9,D2:D9)/SUM(D2:D9)-D11,0))" table:style-name="ce8">
            <text:p>3811.6</text:p>
          </table:table-cell>
          <table:table-cell office:value-type="float" office:value="184.38949173553721" table:formula="msoxl:=IF(E11=0,0,MAX(SUMPRODUCT(E2:E9,E2:E9)/SUM(E2:E9)-E11,0))" table:style-name="ce8">
            <text:p>18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280.860131549809" table:formula="msoxl:=ABS(MAX(B2:B9)-B11-B12)" table:style-name="ce8">
            <text:p>9280.9</text:p>
          </table:table-cell>
          <table:table-cell office:value-type="float" office:value="108.46874077198905" table:formula="msoxl:=ABS(MAX(C2:C9)-C11-C12)" table:style-name="ce8">
            <text:p>108.5</text:p>
          </table:table-cell>
          <table:table-cell office:value-type="float" office:value="9280.860131549809" table:formula="msoxl:=ABS(MAX(D2:D9)-D11-D12)" table:style-name="ce8">
            <text:p>9280.9</text:p>
          </table:table-cell>
          <table:table-cell office:value-type="float" office:value="266.62300826446284" table:formula="msoxl:=ABS(MAX(E2:E9)-E11-E12)" table:style-name="ce8">
            <text:p>266.6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2.09722in" svg:width="13.02778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52778in" svg:width="13.02778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95833in" svg:width="13.02778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12343.4" table:style-name="ce1">
            <text:p>1234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2498.7" table:style-name="ce1">
            <text:p>1249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6795.8" table:style-name="ce1">
            <text:p>679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9" table:style-name="ce1">
            <text:p>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0851" table:style-name="ce1">
            <text:p>108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0835.6" table:style-name="ce1">
            <text:p>1083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7313.6" table:style-name="ce1">
            <text:p>731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25271.599999999999" table:style-name="ce1">
            <text:p>25271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8" table:style-name="ce1">
            <text:p>7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2.09722in" svg:width="13.02778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52778in" svg:width="13.02778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25170" table:style-name="ce1">
            <text:p>25170</text:p>
          </table:table-cell>
          <table:table-cell office:value-type="float" office:value="-1" table:style-name="ce1">
            <text:p>-1</text:p>
          </table:table-cell>
          <table:table-cell office:value-type="float" office:value="47693" table:style-name="ce1">
            <text:p>47693</text:p>
          </table:table-cell>
          <table:table-cell office:value-type="float" office:value="715" table:style-name="ce1">
            <text:p>715</text:p>
          </table:table-cell>
          <table:table-cell office:value-type="float" office:value="-1" table:style-name="ce1">
            <text:p>-1</text:p>
          </table:table-cell>
          <table:table-cell office:value-type="float" office:value="240889" table:style-name="ce1">
            <text:p>2408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700" table:style-name="ce1">
            <text:p>700</text:p>
          </table:table-cell>
          <table:table-cell table:number-columns-repeated="16346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341" table:style-name="ce1">
            <text:p>341</text:p>
          </table:table-cell>
          <table:table-cell office:value-type="float" office:value="0" table:style-name="ce1">
            <text:p>0</text:p>
          </table:table-cell>
          <table:table-cell office:value-type="float" office:value="-5120" table:style-name="ce1">
            <text:p>-5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0890" table:style-name="ce1">
            <text:p>-2408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" table:style-name="ce1">
            <text:p>-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" table:style-name="ce1">
            <text:p>-25</text:p>
          </table:table-cell>
          <table:table-cell office:value-type="float" office:value="294" table:style-name="ce1">
            <text:p>294</text:p>
          </table:table-cell>
          <table:table-cell table:number-columns-repeated="16346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833" table:style-name="ce1">
            <text:p>4833</text:p>
          </table:table-cell>
          <table:table-cell office:value-type="float" office:value="0" table:style-name="ce1">
            <text:p>0</text:p>
          </table:table-cell>
          <table:table-cell office:value-type="float" office:value="55885" table:style-name="ce1">
            <text:p>55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" table:style-name="ce1">
            <text:p>-53</text:p>
          </table:table-cell>
          <table:table-cell office:value-type="float" office:value="-387" table:style-name="ce1">
            <text:p>-387</text:p>
          </table:table-cell>
          <table:table-cell table:number-columns-repeated="16346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1" table:style-name="ce1">
            <text:p>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684" table:style-name="ce1">
            <text:p>4684</text:p>
          </table:table-cell>
          <table:table-cell office:value-type="float" office:value="0" table:style-name="ce1">
            <text:p>0</text:p>
          </table:table-cell>
          <table:table-cell office:value-type="float" office:value="-63973" table:style-name="ce1">
            <text:p>-63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-337" table:style-name="ce1">
            <text:p>-337</text:p>
          </table:table-cell>
          <table:table-cell table:number-columns-repeated="16346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354" table:style-name="ce1">
            <text:p>354</text:p>
          </table:table-cell>
          <table:table-cell office:value-type="float" office:value="0" table:style-name="ce1">
            <text:p>0</text:p>
          </table:table-cell>
          <table:table-cell office:value-type="float" office:value="17729" table:style-name="ce1">
            <text:p>177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" table:style-name="ce1">
            <text:p>-31</text:p>
          </table:table-cell>
          <table:table-cell office:value-type="float" office:value="485" table:style-name="ce1">
            <text:p>485</text:p>
          </table:table-cell>
          <table:table-cell table:number-columns-repeated="16346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8" table:style-name="ce1">
            <text:p>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306" table:style-name="ce1">
            <text:p>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-448" table:style-name="ce1">
            <text:p>-448</text:p>
          </table:table-cell>
          <table:table-cell table:number-columns-repeated="16346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603" table:style-name="ce1">
            <text:p>2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" table:style-name="ce1">
            <text:p>-22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-47337" table:style-name="ce1">
            <text:p>-473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-125" table:style-name="ce1">
            <text:p>-125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30M54.000S" table:style-name="ce9">
            <text:p>11:30:5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0M54.000S" table:style-name="ce10">
            <text:p>11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31M24.000S" table:style-name="ce9">
            <text:p>11:31:2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1M24.000S" table:style-name="ce10">
            <text:p>11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31M54.000S" table:style-name="ce9">
            <text:p>11:31:5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1M54.000S" table:style-name="ce10">
            <text:p>11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32M24.000S" table:style-name="ce9">
            <text:p>11:32:2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2M24.000S" table:style-name="ce10">
            <text:p>11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32M54.000S" table:style-name="ce9">
            <text:p>11:32:5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2M54.000S" table:style-name="ce10">
            <text:p>11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33M24.000S" table:style-name="ce9">
            <text:p>11:33:2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3M24.000S" table:style-name="ce10">
            <text:p>11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33M54.000S" table:style-name="ce9">
            <text:p>11:33:5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3M54.000S" table:style-name="ce10">
            <text:p>11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1H34M24.000S" table:style-name="ce9">
            <text:p>11:34:24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27H34M24.000S" table:style-name="ce10">
            <text:p>11:34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2.09722in" svg:width="13.02778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46.2" table:style-name="ce1">
            <text:p>46.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49.7" table:style-name="ce1">
            <text:p>49.7</text:p>
          </table:table-cell>
          <table:table-cell office:value-type="float" office:value="50.300000000000004" table:style-name="ce1">
            <text:p>50.3</text:p>
          </table:table-cell>
          <table:table-cell table:number-columns-repeated="1637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91.1" table:style-name="ce1">
            <text:p>91.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95.8" table:style-name="ce1">
            <text:p>95.8</text:p>
          </table:table-cell>
          <table:table-cell table:number-columns-repeated="1637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5" table:style-name="ce1">
            <text:p>25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54.8" table:style-name="ce1">
            <text:p>54.8</text:p>
          </table:table-cell>
          <table:table-cell office:value-type="float" office:value="45.2" table:style-name="ce1">
            <text:p>45.2</text:p>
          </table:table-cell>
          <table:table-cell table:number-columns-repeated="1637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24.6" table:style-name="ce1">
            <text:p>24.6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49.9" table:style-name="ce1">
            <text:p>49.9</text:p>
          </table:table-cell>
          <table:table-cell office:value-type="float" office:value="50.1" table:style-name="ce1">
            <text:p>50.1</text:p>
          </table:table-cell>
          <table:table-cell table:number-columns-repeated="1637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6.8" table:style-name="ce1">
            <text:p>16.8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58.8" table:style-name="ce1">
            <text:p>58.8</text:p>
          </table:table-cell>
          <table:table-cell office:value-type="float" office:value="41.2" table:style-name="ce1">
            <text:p>41.2</text:p>
          </table:table-cell>
          <table:table-cell table:number-columns-repeated="1637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2.3" table:style-name="ce1">
            <text:p>62.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375" table:style-name="ce1">
            <text:p>37.375</text:p>
          </table:table-cell>
          <table:table-cell office:value-type="float" office:value="13.637499999999999" table:style-name="ce1">
            <text:p>13.6375</text:p>
          </table:table-cell>
          <table:table-cell office:value-type="float" office:value="0" table:style-name="ce1">
            <text:p>0</text:p>
          </table:table-cell>
          <table:table-cell office:value-type="float" office:value="48.974999999999994" table:style-name="ce1">
            <text:p>48.975</text:p>
          </table:table-cell>
          <table:table-cell office:value-type="float" office:value="51.012500000000003" table:style-name="ce1">
            <text:p>51.01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2.09722in" svg:width="13.02778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45.4" table:style-name="ce1">
            <text:p>45.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9.6" table:style-name="ce1">
            <text:p>49.6</text:p>
          </table:table-cell>
          <table:table-cell office:value-type="float" office:value="50.4" table:style-name="ce1">
            <text:p>50.4</text:p>
          </table:table-cell>
          <table:table-cell table:number-columns-repeated="1637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86.5" table:style-name="ce1">
            <text:p>86.5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6.9" table:style-name="ce1">
            <text:p>6.9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27" table:style-name="ce1">
            <text:p>27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48.9" table:style-name="ce1">
            <text:p>48.9</text:p>
          </table:table-cell>
          <table:table-cell office:value-type="float" office:value="51.1" table:style-name="ce1">
            <text:p>51.1</text:p>
          </table:table-cell>
          <table:table-cell table:number-columns-repeated="1637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5.2" table:style-name="ce1">
            <text:p>25.2</text:p>
          </table:table-cell>
          <table:table-cell office:value-type="float" office:value="26.8" table:style-name="ce1">
            <text:p>26.8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24.5" table:style-name="ce1">
            <text:p>24.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8.5" table:style-name="ce1">
            <text:p>48.5</text:p>
          </table:table-cell>
          <table:table-cell office:value-type="float" office:value="51.5" table:style-name="ce1">
            <text:p>51.5</text:p>
          </table:table-cell>
          <table:table-cell table:number-columns-repeated="1637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8.5" table:style-name="ce1">
            <text:p>18.5</text:p>
          </table:table-cell>
          <table:table-cell office:value-type="float" office:value="26.6" table:style-name="ce1">
            <text:p>26.6</text:p>
          </table:table-cell>
          <table:table-cell office:value-type="float" office:value="0" table:style-name="ce1">
            <text:p>0</text:p>
          </table:table-cell>
          <table:table-cell office:value-type="float" office:value="54.9" table:style-name="ce1">
            <text:p>54.9</text:p>
          </table:table-cell>
          <table:table-cell office:value-type="float" office:value="45.1" table:style-name="ce1">
            <text:p>45.1</text:p>
          </table:table-cell>
          <table:table-cell table:number-columns-repeated="1637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3.6" table:style-name="ce1">
            <text:p>63.6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362499999999997" table:style-name="ce1">
            <text:p>36.3625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" table:style-name="ce1">
            <text:p>0</text:p>
          </table:table-cell>
          <table:table-cell office:value-type="float" office:value="47.025000000000006" table:style-name="ce1">
            <text:p>47.025</text:p>
          </table:table-cell>
          <table:table-cell office:value-type="float" office:value="52.962500000000006" table:style-name="ce1">
            <text:p>52.96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2.09722in" svg:width="13.02778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46.1" table:style-name="ce1">
            <text:p>46.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48.4" table:style-name="ce1">
            <text:p>48.4</text:p>
          </table:table-cell>
          <table:table-cell office:value-type="float" office:value="51.6" table:style-name="ce1">
            <text:p>51.6</text:p>
          </table:table-cell>
          <table:table-cell table:number-columns-repeated="1637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84.8" table:style-name="ce1">
            <text:p>84.8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.5</text:p>
          </table:table-cell>
          <table:table-cell office:value-type="float" office:value="90.5" table:style-name="ce1">
            <text:p>90.5</text:p>
          </table:table-cell>
          <table:table-cell table:number-columns-repeated="1637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34" table:style-name="ce1">
            <text:p>34</text:p>
          </table:table-cell>
          <table:table-cell office:value-type="float" office:value="25.6" table:style-name="ce1">
            <text:p>25.6</text:p>
          </table:table-cell>
          <table:table-cell office:value-type="float" office:value="0" table:style-name="ce1">
            <text:p>0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9.6" table:style-name="ce1">
            <text:p>59.6</text:p>
          </table:table-cell>
          <table:table-cell table:number-columns-repeated="1637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4.4" table:style-name="ce1">
            <text:p>24.4</text:p>
          </table:table-cell>
          <table:table-cell office:value-type="float" office:value="22.1" table:style-name="ce1">
            <text:p>22.1</text:p>
          </table:table-cell>
          <table:table-cell office:value-type="float" office:value="0" table:style-name="ce1">
            <text:p>0</text:p>
          </table:table-cell>
          <table:table-cell office:value-type="float" office:value="53.5" table:style-name="ce1">
            <text:p>53.5</text:p>
          </table:table-cell>
          <table:table-cell office:value-type="float" office:value="46.5" table:style-name="ce1">
            <text:p>46.5</text:p>
          </table:table-cell>
          <table:table-cell table:number-columns-repeated="1637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26.5" table:style-name="ce1">
            <text:p>26.5</text:p>
          </table:table-cell>
          <table:table-cell office:value-type="float" office:value="21.2" table:style-name="ce1">
            <text:p>21.2</text:p>
          </table:table-cell>
          <table:table-cell office:value-type="float" office:value="0.1" table:style-name="ce1">
            <text:p>0.1</text:p>
          </table:table-cell>
          <table:table-cell office:value-type="float" office:value="52.2" table:style-name="ce1">
            <text:p>52.2</text:p>
          </table:table-cell>
          <table:table-cell office:value-type="float" office:value="47.7" table:style-name="ce1">
            <text:p>47.7</text:p>
          </table:table-cell>
          <table:table-cell table:number-columns-repeated="1637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22.7" table:style-name="ce1">
            <text:p>22.7</text:p>
          </table:table-cell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53.9" table:style-name="ce1">
            <text:p>53.9</text:p>
          </table:table-cell>
          <table:table-cell office:value-type="float" office:value="46.099999999999994" table:style-name="ce1">
            <text:p>46.1</text:p>
          </table:table-cell>
          <table:table-cell table:number-columns-repeated="1637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5" table:style-name="ce1">
            <text:p>65</text:p>
          </table:table-cell>
          <table:table-cell office:value-type="float" office:value="14.6" table:style-name="ce1">
            <text:p>14.6</text:p>
          </table:table-cell>
          <table:table-cell office:value-type="float" office:value="0.1" table:style-name="ce1">
            <text:p>0.1</text:p>
          </table:table-cell>
          <table:table-cell office:value-type="float" office:value="20.3" table:style-name="ce1">
            <text:p>20.3</text:p>
          </table:table-cell>
          <table:table-cell office:value-type="float" office:value="79.599999999999994" table:style-name="ce1">
            <text:p>79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962499999999999" table:style-name="ce1">
            <text:p>37.9625</text:p>
          </table:table-cell>
          <table:table-cell office:value-type="float" office:value="14.762499999999999" table:style-name="ce1">
            <text:p>14.76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47.237499999999997" table:style-name="ce1">
            <text:p>47.2375</text:p>
          </table:table-cell>
          <table:table-cell office:value-type="float" office:value="52.725000000000009" table:style-name="ce1">
            <text:p>52.7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2.09722in" svg:width="13.02778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27H30M54.000S" table:style-name="ce9">
            <text:p>11:30:5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6627H31M24.000S" table:style-name="ce9">
            <text:p>11:31:24</text:p>
          </table:table-cell>
          <table:table-cell office:value-type="float" office:value="45.9" table:style-name="ce1">
            <text:p>45.9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48.9" table:style-name="ce1">
            <text:p>48.9</text:p>
          </table:table-cell>
          <table:table-cell office:value-type="float" office:value="51.1" table:style-name="ce1">
            <text:p>51.1</text:p>
          </table:table-cell>
          <table:table-cell table:number-columns-repeated="16378"/>
        </table:table-row>
        <table:table-row table:style-name="ro1">
          <table:table-cell office:value-type="time" office:time-value="PT986627H31M54.000S" table:style-name="ce9">
            <text:p>11:31:54</text:p>
          </table:table-cell>
          <table:table-cell office:value-type="float" office:value="87.9" table:style-name="ce1">
            <text:p>87.9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92.600000000000009" table:style-name="ce1">
            <text:p>92.6</text:p>
          </table:table-cell>
          <table:table-cell table:number-columns-repeated="16378"/>
        </table:table-row>
        <table:table-row table:style-name="ro1">
          <table:table-cell office:value-type="time" office:time-value="PT986627H32M24.000S" table:style-name="ce9">
            <text:p>11:32:24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46.6" table:style-name="ce1">
            <text:p>46.6</text:p>
          </table:table-cell>
          <table:table-cell office:value-type="float" office:value="53.4" table:style-name="ce1">
            <text:p>53.4</text:p>
          </table:table-cell>
          <table:table-cell table:number-columns-repeated="16378"/>
        </table:table-row>
        <table:table-row table:style-name="ro1">
          <table:table-cell office:value-type="time" office:time-value="PT986627H32M54.000S" table:style-name="ce9">
            <text:p>11:32:54</text:p>
          </table:table-cell>
          <table:table-cell office:value-type="float" office:value="24.3" table:style-name="ce1">
            <text:p>24.3</text:p>
          </table:table-cell>
          <table:table-cell office:value-type="float" office:value="22" table:style-name="ce1">
            <text:p>22</text:p>
          </table:table-cell>
          <table:table-cell office:value-type="float" office:value="0.1" table:style-name="ce1">
            <text:p>0.1</text:p>
          </table:table-cell>
          <table:table-cell office:value-type="float" office:value="53.6" table:style-name="ce1">
            <text:p>53.6</text:p>
          </table:table-cell>
          <table:table-cell office:value-type="float" office:value="46.3" table:style-name="ce1">
            <text:p>46.3</text:p>
          </table:table-cell>
          <table:table-cell table:number-columns-repeated="16378"/>
        </table:table-row>
        <table:table-row table:style-name="ro1">
          <table:table-cell office:value-type="time" office:time-value="PT986627H33M24.000S" table:style-name="ce9">
            <text:p>11:33:24</text:p>
          </table:table-cell>
          <table:table-cell office:value-type="float" office:value="25.1" table:style-name="ce1">
            <text:p>25.1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" table:style-name="ce1">
            <text:p>0</text:p>
          </table:table-cell>
          <table:table-cell office:value-type="float" office:value="56.8" table:style-name="ce1">
            <text:p>56.8</text:p>
          </table:table-cell>
          <table:table-cell office:value-type="float" office:value="43.2" table:style-name="ce1">
            <text:p>43.2</text:p>
          </table:table-cell>
          <table:table-cell table:number-columns-repeated="16378"/>
        </table:table-row>
        <table:table-row table:style-name="ro1">
          <table:table-cell office:value-type="time" office:time-value="PT986627H33M54.000S" table:style-name="ce9">
            <text:p>11:33:54</text:p>
          </table:table-cell>
          <table:table-cell office:value-type="float" office:value="16.5" table:style-name="ce1">
            <text:p>16.5</text:p>
          </table:table-cell>
          <table:table-cell office:value-type="float" office:value="15.2" table:style-name="ce1">
            <text:p>15.2</text:p>
          </table:table-cell>
          <table:table-cell office:value-type="float" office:value="0.2" table:style-name="ce1">
            <text:p>0.2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31.7" table:style-name="ce1">
            <text:p>31.7</text:p>
          </table:table-cell>
          <table:table-cell table:number-columns-repeated="16378"/>
        </table:table-row>
        <table:table-row table:style-name="ro1">
          <table:table-cell office:value-type="time" office:time-value="PT986627H34M24.000S" table:style-name="ce9">
            <text:p>11:34:24</text:p>
          </table:table-cell>
          <table:table-cell office:value-type="float" office:value="65.7" table:style-name="ce1">
            <text:p>65.7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0.2" table:style-name="ce1">
            <text:p>20.2</text:p>
          </table:table-cell>
          <table:table-cell office:value-type="float" office:value="79.8" table:style-name="ce1">
            <text:p>7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987500000000004" table:style-name="ce1">
            <text:p>37.9875</text:p>
          </table:table-cell>
          <table:table-cell office:value-type="float" office:value="11.799999999999999" table:style-name="ce1">
            <text:p>11.8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50.162500000000001" table:style-name="ce1">
            <text:p>50.1625</text:p>
          </table:table-cell>
          <table:table-cell office:value-type="float" office:value="49.787500000000001" table:style-name="ce1">
            <text:p>49.7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7-20T04:47:13Z</meta:creation-date>
    <dc:date>2012-07-20T04:47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System Summary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%Busy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Read KB/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Read KB/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Write KB/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Write KB/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ransfers per second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transfers per second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JFS Filespace %Used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Memory MB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Total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60_Threads (KB/s)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I/O JMeter_Test_6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6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Packet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Network Packet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File-backed paging (kBy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Swap-space activity (kByt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1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2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3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4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CPU by Processor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Disk total KB/s JMeter_Test_60_Threads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otal KB/s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Block Size JMeter_Test_6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Block Size JMeter_Test_6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%Busy JMeter_Test_6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